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s revenus pris en compte dans le calcul de la prestation complémentaire à l'AVS/AI sont inférieurs à vos dépenses reconnues, nous avons le plaisir de vous annoncer que nous pouvons vous allouer la(les) contribution(s) mensuelle(s) suivantes(s), correspondant au montant de la prime moyenne de tous les assureurs reconnus dans le canton du Jura :</text:p>
      <text:p text:style-name="P16">%#include AM_SUBSIDES6#%</text:p>
      <text:p text:style-name="P16"/>
      <text:p text:style-name="P16">Toutefois, nous ne disposons d'aucun élément nous permettant de déterminer votre(vos) assureur(s)-maladie. Nous vous saurions ainsi gré de nous remettre, dans les plus brefs délais, le(les) certificat(s) d'assurance-maladie obligatoire des soins de l'année %=RELATIV1=%.</text:p>
      <text:p text:style-name="P16"/>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c</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8T15:46:44.25</dc:date>
    <meta:print-date>2003-09-10T06:53:00</meta:print-date>
    <meta:editing-cycles>117</meta:editing-cycles>
    <meta:editing-duration>PT7H28M16S</meta:editing-duration>
    <meta:document-statistic meta:table-count="0" meta:image-count="2" meta:object-count="0" meta:page-count="2" meta:paragraph-count="34" meta:word-count="324" meta:character-count="237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